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Before [Hebrew]/</text:p>
      <text:p text:style-name="P6">Brethren! <text:s/>Our solemn festivals are approaching, and my/ strength is waning. <text:s/>I do not say this, as a complaint;/ intimating that the labor imposed on me exceeds human/ strength. <text:s/>For, I, on the contrary, often reproach myself/ in the secret of my heart, for not having sufficiently exercised/ my energies in the discharge of my religious duties. <text:s/>And/ I am certain that others might be found who could bring/ to the task greater activity; exhibiting more readiness to/ speak to their hearers with happy results. <text:s/>But if I refer/ just now to my weakness, proceeding from bodily ailments,/ it is to ask of you a favor, rather than to represent my-/-self as an individual unduly overtaxed. <text:s/>I desire that/ you assist me in rendering the Divine Service on the/ new year, and the subsequent holy days of the ensuing/ month, solemn, imposing and edifying to those who/ will come hither to worship the God of Israel./ <text:s/>Many portions of the ritual for that season, are pecu-/-liarly sublime, and the chaunting wherewith they are/ recited, is strikingly impressive. <text:s/>But to join one's/ voice loudly and effectively in those portions of our/ service, a fluency in Hebrew reading, and a well trained ear are/</text:p>
      <text:p text:style-name="P6"/>
      <text:p text:style-name="P6">[Page 2]</text:p>
      <text:p text:style-name="P6">prerequisites. <text:s/>Be not offended, dear Brethren! if/ I say, that the absence of those two requirements among/ some of my fellow-worshippers mars at times the solem-/-nity of the service, and adds to the labor of the Minister./ <text:s/>For, the latter, in order to lessen the disagreeable impression/ arising from many jarring voices, is frequently impelled/ to raise his own above all others. <text:s/>Such has, at all events,/ been <text:soft-page-break/>my course, and therefore greater exertions than would/ otherwise <text:span text:style-name="T2">have</text:span><text:span text:style-name="T3"> been necessary, were its attendants. <text:s/>But/ now I am physically disabled from doing as heretofore;/ and it would pain me exceedingly if by reason of it,/ the reciting of prayers intended to awaken devotional/ feelings, should create the opposite impression./</text:span></text:p>
      <text:p text:style-name="P6"><text:span text:style-name="T3">For I need not assert what is a self-evident truth; namely,/ that external aids are indispensable to exalt the mind of/ man to its Creator. <text:s/>If all the surroundings at the Syna-/-gogue are imposing; if in the sanctuary of the Lord/ all speaks of His glory, he who visits it will derive spi-/-ritual delight and instruction; but if discordance of/ sound and levity of manners prevail in that sacred dwelling,/ then even the noblest outpourings of our poets, and the/ most earnest exhortations of our preachers, will fail to/ evoke religious sentiments. <text:s/>They will be regarded by as un-/</text:span></text:p>
      <text:p text:style-name="P6"><text:span text:style-name="T3"/></text:p>
      <text:p text:style-name="P6"><text:span text:style-name="T3">[Page 3]</text:span></text:p>
      <text:p text:style-name="P6"><text:span text:style-name="T3">-meaning utterances./</text:span></text:p>
      <text:p text:style-name="P6"><text:span text:style-name="T3">Understand me: I would under no circumstance, deny the/ worshippers[sic!] the privilege of joining in the holy service;/ but the exercise of that privilege should be within the bounds/ of moderation and decorum. <text:s/>Surely, none of you, my friends!/ will imagine that devotion is best exhibited by loud singing,/ and that you have a right to be heard the last, when by so doing/ harmony is destroyed. <text:s/>Nor can you suppose, that because you/ do not approve of all which is said from the pulpit, you may/--speaking literally--turn your back on it, and look/ listless. <text:s/>No, such cannot be your thoughts, and therefore I have come/ in your presence with a request. <text:s/>Brethren! <text:s/>Let your chaunting/ of the ritual for the solemn occasions to which I have special/ reference, be soft and concordant. <text:s/>It greatly depends upon/ you to render it impressive. <text:s/>Suffer yourselves to be led by the/ Minister, and do not anticipate his reading, nor detain him by/ an undue lengthening of your notes. <text:s/>So likewise bear/ with him when he addresses the whole audience. <text:s/>For, impro-/-priety of demeanour at that time, would be an act of irreverence/ to the house of God, and a detraction from the sanctity of His/ worship. <text:s/>In a word, my friends! <text:s/>Grant me your assistance,/ that we may jointly render the approaching season, precisely/ what our Rabbins have called it [Hebrew]. <text:s/>Awe-inspiring--days;/</text:span></text:p>
      <text:p text:style-name="P6"><text:span text:style-name="T3"/></text:p>
      <text:p text:style-name="P6"><text:span text:style-name="T3">[Page 4]</text:span></text:p>
      <text:p text:style-name="P6"><text:span text:style-name="T3">[Hebrew]. <text:s/>A month devoted to holiness./ <text:s/>But the knowledge that we are recommended by the same Rab-/-bins to make "charity" [Hebrew], precede "supplication" [Hebrew], impels/ me to solicit another favor. <text:s/>Brethren! <text:s/>An epidemic that/ rages in a section of this country, has brought untold sor-/-rows on the Hebrew residents of Galveston. <text:s/>Among several/ cases of bereavements mentioned in a letter from that city,/ that of a family in needy circumstances, who recently emi-/-grated there from Europe, is particularly lamentable./</text:span></text:p>
      <text:p text:style-name="P6"><text:span text:style-name="T3">The father was seized with the infection and died; his wife soon/ followed him to the grave, and their six orphan children, remain in/ a state of dependence and destitution. <text:s/>For their sake and for the/ sake of many others, whose wants their small congregation/ </text:span><text:span text:style-name="T2">cannot</text:span><text:span text:style-name="T3"> is unable to supply, you are appealed to. <text:s/>As men of deep/ sympathies, you cannot refuse to mitigate the suffering/ of humanity; as Israelites you will not abandon to their sad/ fate those who have with you community of belief and hope./ <text:s/>Your representatives have already been petition on behalf of/ the widows and father-less, and you will through them,/ prove your innate feelings of kindliness, and show me also/ favor. <text:s/>Brethren! <text:s/>Ere you pour forth entreaties for yourselves/ and dear households on the approaching festivals, pour out gold to/ benefit the indigent, and solace the afflicted. <text:s/>For, "He that fol-/-loweth charity and mercy, will obtain life, charity and glory"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2T14:11:35.26</meta:creation-date>
    <dc:date>2012-06-12T14:39:14.55</dc:date>
    <dc:creator>Penn Libraries</dc:creator>
    <meta:editing-duration>PT00H11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1055" meta:character-count="6692"/>
  </office:meta>
</office:document-meta>
</file>